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ohit Devanagari2" svg:font-family="'Lohit Devanagari'" style:font-pitch="variable"/>
    <style:font-face style:name="NanumGothic" svg:font-family="NanumGothic" style:font-pitch="variable"/>
    <style:font-face style:name="文泉驿等宽微米黑" svg:font-family="文泉驿等宽微米黑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25.1000003814697pt" fo:language="en" fo:country="US" officeooo:rsid="00170bbc" officeooo:paragraph-rsid="00170bbc" style:font-name-asian="文泉驿等宽微米黑" style:font-size-asian="22pt" style:font-size-complex="25.1000003814697pt"/>
    </style:style>
    <style:style style:name="P2" style:family="paragraph" style:parent-style-name="Standard">
      <style:text-properties fo:font-size="25.1000003814697pt" fo:language="en" fo:country="US" officeooo:rsid="00170bbc" officeooo:paragraph-rsid="00170bbc" style:font-name-asian="文泉驿等宽微米黑" style:font-size-asian="22pt" style:font-size-complex="25.1000003814697pt"/>
    </style:style>
    <style:style style:name="P3" style:family="paragraph" style:parent-style-name="Standard">
      <style:text-properties fo:font-size="25.1000003814697pt" fo:language="en" fo:country="US" officeooo:rsid="00170bbc" officeooo:paragraph-rsid="001b8ab3" style:font-name-asian="文泉驿等宽微米黑" style:font-size-asian="22pt" style:font-size-complex="25.1000003814697pt"/>
    </style:style>
    <style:style style:name="P4" style:family="paragraph" style:parent-style-name="Standard">
      <style:text-properties fo:font-size="25.1000003814697pt" fo:language="en" fo:country="US" officeooo:rsid="001b8ab3" officeooo:paragraph-rsid="001b8ab3" style:font-name-asian="文泉驿等宽微米黑" style:font-size-asian="22pt" style:font-size-complex="25.1000003814697pt"/>
    </style:style>
    <style:style style:name="P5" style:family="paragraph" style:parent-style-name="Standard">
      <style:text-properties fo:font-size="25.1000003814697pt" fo:language="en" fo:country="US" officeooo:rsid="001d8917" officeooo:paragraph-rsid="001d8917" style:font-name-asian="文泉驿等宽微米黑" style:font-size-asian="22pt" style:font-size-complex="25.1000003814697pt"/>
    </style:style>
    <style:style style:name="T1" style:family="text">
      <style:text-properties officeooo:rsid="001a8eb0"/>
    </style:style>
    <style:style style:name="T2" style:family="text">
      <style:text-properties officeooo:rsid="001cf774"/>
    </style:style>
    <style:style style:name="T3" style:family="text">
      <style:text-properties officeooo:rsid="001d8917"/>
    </style:style>
    <style:style style:name="T4" style:family="text">
      <style:text-properties officeooo:rsid="001f49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我去年来的时候，真是不顺，好不容易来到这个学校，去年来的时候是5月，还下的暴雨，飞机没起飞，第二天才来。不管怎样说，有这样的第二次的相见，很高兴，又有了期待。那么，我是在韩国，某个地区牧会。80年的时候，开辟教会，到目前已经37年了，我现在服侍的教会，信徒数虽然不多，但我也相信他们是有信心的。你们都学习了这么长时间，我不知道你们知道的有多少，那么因为这是第一课时，我们互相了解下，看看大家情况如何。这个了解，是自我介绍。那么当自我介绍的时候，把来自于哪儿，来这儿的动机，来这儿学习了这么长时间，是否有神的呼召，这样的介绍。当然，自我介绍这么多，也不容易，但是呢，为了敞开我们的心，牧师要求让你们做个自我介绍。自愿做呢，还是按年龄做呢，还是按座位排呢？（柳：老师说了算）从最后排的。（辛桓→赵永生→柳秀伟→高娜→伞丝雨→罗志恩→司智航→刘亚萍→江恩典<text:span text:style-name="T1">）</text:span></text:p>
      <text:p text:style-name="P2">听过你们的介绍<text:span text:style-name="T1">，看你们又帅了，又漂亮</text:span><text:soft-page-break/><text:span text:style-name="T1">了，今天能和你们有这样一个相会很荣幸。</text:span></text:p>
      <text:p text:style-name="P2">祷告<text:span text:style-name="T1">。</text:span></text:p>
      <text:p text:style-name="P2">因为这次的课程是出埃及记<text:span text:style-name="T1">，量多了一些，细细讲时间可能不够用，中间会给你们讲一些概要部分和重点部分。这次呢，因着时间关系不能细讲，可能按着流程，主要脉胳去讲。</text:span></text:p>
      <text:p text:style-name="P2">开始<text:span text:style-name="T1">。</text:span></text:p>
      <text:p text:style-name="P3">出埃及记<text:span text:style-name="T1">。出埃及呢是指出去的意思，那你们说下，创世纪的意思是什么啊？一切的开始是吧。那么，出埃及呢，是出来，或者是出去，以这个主题往下讲。记录时间是BC约1446年，主题：彰显了，当以色列民族，出埃及的时候，神通过逾越节羔羊的牺牲，拯救自己百姓的能力，成就了神的应许。记录目的：彰显了下到埃及的以色列百姓，在埃及人的逼迫中，极其繁盛，成就了，神与他们的祖先所立的约。起源是创世记，召亚伯拉罕的时候，与他立了约。那么神召亚伯拉罕的时候，与他立了约。这是创世纪12：2节的内容。我必叫你成为大国，我必赐福给你，叫你的名为大，你也</text:span><text:soft-page-break/><text:span text:style-name="T1">要叫别人得福。第三节，是为你祝福的，我必赐福给他···召亚伯拉罕的时候，就有这样的约，你看，应许就是让他成为大国，你的名为大，你也要叫别人得福，也就是说，蒙福的管道。然后，15：13-21的内容，起源是这样的召亚伯拉罕的，到了15章，创世纪，15:13 耶和华对亚伯兰说、你要的确知道、你的后裔必寄居别人的地、又服事那地的人，那地的人要苦待他们四百年，</text:span></text:p>
      <text:p text:style-name="P4">15:14 并且他们所要服事的那国、我要惩罚后来他们必带着许多财物、从那里出来。</text:p>
      <text:p text:style-name="P4">当时亚伯拉罕还没有孩子的时候，神给他的一个应许，是让你的子孙像天上的星，海边的沙一样多。所以，出埃及记的记录目的，就是要彰显神是信实的神，就是守约的神，成就约的神。历史的主管者，神，用奇迹般的救赎了自己的百姓，让他的百姓成为圣洁的国度，又成为蒙福的管道，因此出埃及记是强调救赎和分别为圣。</text:p>
      <text:p text:style-name="P4">概要：详细的就不说，就是把大纲给你们说一下。</text:p>
      <text:p text:style-name="P4">从1-18章，是从埃及得到的救赎的神的百<text:soft-page-break/>姓。</text:p>
      <text:p text:style-name="P4">A:从埃及受欺压的以色列，这是1章。</text:p>
      <text:p text:style-name="P4">B:以色列的救赎者，2-4章。</text:p>
      <text:p text:style-name="P4">C:从埃及中摩西和法老的斗争，5-12：36节。</text:p>
      <text:p text:style-name="P4">D:从埃及救出的以色列，12：37-18：27节。</text:p>
      <text:p text:style-name="P4">第二<text:span text:style-name="T2">：在西奈山上，神给百姓赐下的启示。19-40章。</text:span></text:p>
      <text:p text:style-name="P4">A:神与自己的百姓立约<text:span text:style-name="T2">，19-31章。</text:span></text:p>
      <text:p text:style-name="P4">B:神百姓的失败和恢复<text:span text:style-name="T2">，32-34章。 </text:span></text:p>
      <text:p text:style-name="P4">C:设置会幕<text:span text:style-name="T2">，35-40章。</text:span></text:p>
      <text:p text:style-name="P4">出埃及记分为两个部分，第一部分是<text:span text:style-name="T2">1-18章，雅各的后裔在埃及的欺压政策下，困苦和救出。第二部分是19-40章，救赎的百姓礼拜。前者彰显了神强烈的救出，后者是为了让他们安静，顺从礼拜中的为了服从的预备。高娜，刚才记录了这么多是不是，牧师问呢，你看你记录了这么多了，和你自己，和这个内容，有什么关系的流程吗？他说的太深了，就是，和你有什么关系吗。牧师的意思呢，你已经记录了这么多的概</text:span><text:soft-page-break/><text:span text:style-name="T2">要的部分了，通过这样的一个记录概要，能不能查看到，与自己的救恩确信有关？我只能这么翻，他说了这么些，我只能翻这么些。出埃及记读了好多吗？真难呀。。。你看你们写了这么多了，那么 ，这出埃及记呢，记的时候是这么记的，神是信实的，他有了约必成就的这样的一个神，你们从中也能感受到神与你们立约也必成就吗？那么你们有得救的确信吗？已经得到了神的大的恩典。那么学习的时候，他也是会时常的让你们有这个确信。</text:span></text:p>
      <text:p text:style-name="P4">进入到本文<text:span text:style-name="T2">。</text:span></text:p>
      <text:p text:style-name="P4">那么，第一章，是从埃及中救赎的以色列<text:span text:style-name="T2">，这里又加了一个选民啊。通过以色列百姓，在埃及受欺压，还有，要磨杀选民的法老的政策。从出埃及的开始，确认神的应许，通过以色列百姓，从埃及受欺压，以及磨杀选民的法老的政策，确认出埃及开始，是在神的应许中。这句话，得这么给他×过来。为了出埃及的工价预备是从摩西的出生，和埃及中成长，以及在米甸旷野，试炼，呼召开始。从耶和华的呼召，摩西和法老的</text:span><text:soft-page-break/><text:span text:style-name="T2">斗争中，查看到，救出自己百姓的耶和华神的拯救，以及引导到旷野到达西奈山的一路。</text:span></text:p>
      <text:p text:style-name="P4">A:从埃及中受欺压的以色列<text:span text:style-name="T3">。这是第一章。</text:span></text:p>
      <text:p text:style-name="P5">1、定居埃及的以色列。1：1-7节。下到埃及的雅各一家，大大的繁盛，成就了强大的民族，是因与信心的祖先们的约定和祝福。创世记12：1-3节，15：5节，26：24节，35：11节，当时下埃及的选民数是多少人？（70人）那么过了430年之后，他们的人数呢是万倍以上。这就是因为与神的立约和祝福的原因。</text:p>
      <text:p text:style-name="P5">第二是欺压，法老下的以色列。一章8-22节。</text:p>
      <text:p text:style-name="P5">1、施加奴役，1：8-14节。举起了不认识约瑟的新王，因为他的思想和政策，建造兰塞和以东大城，加重担苦害他们。理由是以色列百姓，增多，又害怕起战争，与敌人联手。但受到欺压，更加的繁盛，但加苦工，折磨他们的生活。</text:p>
      <text:p text:style-name="P5">2、杀害婴孩的命令。15-22节。苦役没有成果，法老就命令接生婆，如果生男孩就杀<text:soft-page-break/>死。但是，接生婆，拒绝了王的命令，存留了男孩。他们是照着信仰良心，对神对人持守了信仰，但对王是说了谎话。神施恩给接生婆和以色列百姓，让他们更强大。20-21节。</text:p>
      <text:p text:style-name="P5">所以埃及人更加苦害以色列<text:span text:style-name="T4">，但这也是为了从埃及中救出以色列民族。法老最后，以灭杀民族的政策，只要是生男孩，全部要扔进河里的命令，打字累不累。其实学习是不容易的，不管怎样说，你们认真学习呀，我谢谢你们。那么这个不用记。。。。。。。。。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ohit Devanagari2" svg:font-family="'Lohit Devanagari'" style:font-pitch="variable"/>
    <style:font-face style:name="NanumGothic" svg:font-family="NanumGothic" style:font-pitch="variable"/>
    <style:font-face style:name="文泉驿等宽微米黑" svg:font-family="文泉驿等宽微米黑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微软雅黑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font-name-asian="微软雅黑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1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anumGothic" style:font-family-asian="NanumGothic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微软雅黑" style:font-family-asian="微软雅黑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微软雅黑" style:font-family-asian="微软雅黑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微软雅黑" style:font-family-asian="微软雅黑" style:font-name-complex="Lohit Devanagari1" style:font-family-complex="'Lohit Devanagari'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class="extra">
      <style:paragraph-properties fo:line-height="100%" fo:text-align="justify" style:justify-single-word="false" fo:padding="0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family="'Times New Roman'" style:font-family-generic="roman" style:font-pitch="variable" fo:font-size="9pt" style:font-size-asian="9pt" style:font-name-complex="Times New Roman1" style:font-family-complex="'Times New Roman'" style:font-family-generic-complex="roman" style:font-pitch-complex="variable"/>
    </style:style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 LibreOffice_project/10m0$Build-2</meta:generator>
    <dc:date>2017-06-05T19:59:31.404429056</dc:date>
    <meta:editing-duration>PT13M21S</meta:editing-duration>
    <meta:editing-cycles>4</meta:editing-cycles>
    <meta:document-statistic meta:table-count="0" meta:image-count="0" meta:object-count="0" meta:page-count="7" meta:paragraph-count="27" meta:word-count="2373" meta:character-count="2473" meta:non-whitespace-character-count="2469"/>
    <meta:user-defined meta:name="KSOProductBuildVer">2052-9.1.0.3914</meta:user-defined>
  </office:meta>
</office:document-meta>
</file>